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itle">
      <style:text-properties officeooo:rsid="00104473" officeooo:paragraph-rsid="00104473"/>
    </style:style>
    <style:style style:name="P2" style:family="paragraph" style:parent-style-name="Text_20_body" style:list-style-name="L1">
      <style:text-properties officeooo:paragraph-rsid="00104473"/>
    </style:style>
    <style:style style:name="P3" style:family="paragraph" style:parent-style-name="Text_20_body" style:list-style-name="L1">
      <style:text-properties fo:font-size="13.6999998092651pt" officeooo:rsid="00104473" officeooo:paragraph-rsid="00104473" style:font-name-asian="Noto Sans CJK JP Medium" style:font-size-asian="12pt" style:font-size-complex="13.6999998092651pt"/>
    </style:style>
    <style:style style:name="P4" style:family="paragraph" style:parent-style-name="Text_20_body" style:list-style-name="L1">
      <style:text-properties fo:font-size="13.6999998092651pt" officeooo:rsid="002ff437" officeooo:paragraph-rsid="002ff437" style:font-name-asian="Noto Sans CJK JP Medium" style:font-size-asian="12pt" style:font-size-complex="13.6999998092651pt"/>
    </style:style>
    <style:style style:name="P5" style:family="paragraph" style:parent-style-name="Text_20_body">
      <style:text-properties fo:color="#000000" fo:font-size="13.6999998092651pt" fo:font-weight="normal" officeooo:rsid="0025b396" officeooo:paragraph-rsid="0025b396" style:font-name-asian="Noto Sans CJK JP Medium" style:font-size-asian="12pt" style:font-weight-asian="normal" style:font-size-complex="13.6999998092651pt" style:font-weight-complex="normal"/>
    </style:style>
    <style:style style:name="P6" style:family="paragraph" style:parent-style-name="Text_20_body">
      <style:text-properties fo:color="#000000" fo:font-size="13.6999998092651pt" fo:font-weight="normal" officeooo:rsid="0025b396" officeooo:paragraph-rsid="00264dbb" style:font-name-asian="Noto Sans CJK JP Medium" style:font-size-asian="12pt" style:font-weight-asian="normal" style:font-size-complex="13.6999998092651pt" style:font-weight-complex="normal"/>
    </style:style>
    <style:style style:name="P7" style:family="paragraph" style:parent-style-name="Text_20_body">
      <style:text-properties fo:color="#000000" fo:font-size="13.6999998092651pt" fo:font-weight="normal" officeooo:rsid="0025b396" officeooo:paragraph-rsid="00297008" style:font-name-asian="Noto Sans CJK JP Medium" style:font-size-asian="12pt" style:font-weight-asian="normal" style:font-size-complex="13.6999998092651pt" style:font-weight-complex="normal"/>
    </style:style>
    <style:style style:name="P8" style:family="paragraph" style:parent-style-name="Text_20_body">
      <style:text-properties fo:color="#000000" fo:font-size="13.6999998092651pt" fo:font-weight="normal" officeooo:rsid="0025b396" officeooo:paragraph-rsid="002e3acd" style:font-name-asian="Noto Sans CJK JP Medium" style:font-size-asian="12pt" style:font-weight-asian="normal" style:font-size-complex="13.6999998092651pt" style:font-weight-complex="normal"/>
    </style:style>
    <style:style style:name="T1" style:family="text">
      <style:text-properties fo:font-size="13.6999998092651pt" officeooo:rsid="00104473" style:font-name-asian="Noto Sans CJK JP Medium" style:font-size-asian="12pt" style:font-size-complex="13.6999998092651pt"/>
    </style:style>
    <style:style style:name="T2" style:family="text">
      <style:text-properties officeooo:rsid="002ff4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Ubuntu 雙系統安裝</text:p>
      <text:list xml:id="list3068346965947208851" text:style-name="L1">
        <text:list-item>
          <text:p text:style-name="P3">為何linux</text:p>
        </text:list-item>
        <text:list-item>
          <text:p text:style-name="P3">事先測試</text:p>
          <text:list>
            <text:list-item>
              <text:p text:style-name="P3">舊電腦</text:p>
            </text:list-item>
            <text:list-item>
              <text:p text:style-name="P3">usb</text:p>
            </text:list-item>
            <text:list-item>
              <text:p text:style-name="P3">virtualbox</text:p>
            </text:list-item>
          </text:list>
        </text:list-item>
        <text:list-item>
          <text:p text:style-name="P3">雙系統實作</text:p>
          <text:list>
            <text:list-item>
              <text:p text:style-name="P4">找不到開機</text:p>
            </text:list-item>
            <text:list-item>
              <text:p text:style-name="P4">切割整晚的fat32</text:p>
            </text:list-item>
            <text:list-item>
              <text:p text:style-name="P4">強制關機</text:p>
            </text:list-item>
            <text:list-item>
              <text:p text:style-name="P2"><text:span text:style-name="T1">重灌grub</text:span></text:p>
            </text:list-item>
            <text:list-item>
              <text:p text:style-name="P2"><text:span text:style-name="T1">引爆D槽</text:span></text:p>
            </text:list-item>
          </text:list>
        </text:list-item>
      </text:list>
      <text:p text:style-name="P5">既然VirtualBox就很好用了，幹嘛還要灌雙系統？</text:p>
      <text:p text:style-name="P5">不夠酷。</text:p>
      <text:p text:style-name="P6">要玩Linux就要玩真的，要做雙系統就要做「真」雙系統。</text:p>
      <text:p text:style-name="P7">我的筆電配置是120G的SSD硬碟（C）跟1Tb的硬碟（D），由於windows安身在C槽，所以我打算把Linux放在D，但我又希望我的windows可以有一點D槽空間來放資料（說放資料，其實是放LOL)，於是我重灌時選擇用「其他」自己配置。</text:p>
      <text:p text:style-name="P8">由於筆電沒有光碟機，隨身光碟機又被老爸帶走，我只好犧牲我的隨身碟來做Live USB(開機用隨身碟）。Live USB好處是環保，可以重複寫入，不想用了也可以格式化回來；缺點是有些老舊電腦不支援USB開機。至於如何將iso寫入USB？只要找個軟體就可以了，我用的是Rufus，該有的都有，而且輕巧，直接下載無需安裝。</text:p>
      <text:p text:style-name="P8">由於D槽已經有資料，所以我先用windows的磁碟管理工具，把D槽壓縮<text:span text:style-name="T2">（就是將資料集中到前方，空出一個新的磁碟區partition)，得到一個100G的空位。開始安裝，我用「其他」，把100G的空位分成96G的系統（/，/為根目錄）和4G的置換空間（swap，當記憶體不夠時用來存放暫存的），把開機程式選D槽。安裝完成重開機，什麼都沒有，直接進</text:span><text:soft-page-break/><text:span text:style-name="T2">windows。我去問了朋友，他懷疑我的電腦只有C槽可以裝系統，但是我的C槽只剩7G，於是我展開了掃毒行動，先是用windows內建的工具進行磁碟清理，清完就少了滿多暫存檔，但用壓縮工具預覽還是只有5G可以壓縮，就算是Linux最少也需要7G啊！於是我繼續進行清掃。為了知道檔案大小分佈情形，我安裝了TreeSize Free這個程式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02:09.235531494</meta:creation-date>
    <dc:date>2017-11-12T20:22:50.546187904</dc:date>
    <meta:editing-duration>PT9H15M57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616" meta:character-count="779" meta:non-whitespace-character-count="774"/>
  </office:meta>
</office:document-meta>
</file>